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s_0d.wav" manifest:media-type="audio/x-wav"/>
  <manifest:file-entry manifest:full-path="Media/s_0c.wav" manifest:media-type="audio/x-wav"/>
  <manifest:file-entry manifest:full-path="Media/s_0a.wav" manifest:media-type="audio/x-wav"/>
  <manifest:file-entry manifest:full-path="Media/s_0b.wav" manifest:media-type="audio/x-wav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EEF01B44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5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6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7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8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9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0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1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2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3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4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5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6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7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8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19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20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21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r22" style:family="presentation" style:parent-style-name="Default-outline1" style:list-style-name="L4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style:text-properties fo:font-size="18pt" style:font-size-asian="18pt" style:font-size-complex="18pt" fo:hyphenate="false" loext:hyphenation-no-caps="false" loext:hyphenation-no-last-word="false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100%"/>
      </text:list-level-style-bullet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dapter Design Pattern using C#</text:p>
          </draw:text-box>
        </draw:frame>
        <draw:frame draw:name="Media object 1" draw:style-name="gr2" draw:layer="layout" svg:width="0.254cm" svg:height="0.102cm" svg:x="0.254cm" svg:y="0.254cm" presentation:class="object" presentation:user-transformed="true">
          <draw:plugin xlink:href="Media/s_0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et's discuss the "Adapter Design Pattern" and its relevance to C# programmers.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Known as the Wrapper</text:p>
                <text:p/>
                <text:p/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draw:name="Media object 2" draw:style-name="gr2" draw:layer="layout" svg:width="0.254cm" svg:height="0.254cm" svg:x="0.254cm" svg:y="0.254cm">
          <draw:plugin xlink:href="Media/s_0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**Adapter Design Pattern**:</text:span></text:p>
              <text:p><text:span text:style-name="T1"/></text:p>
              <text:p><text:span text:style-name="T1">The Adapter Design Pattern, often known as the Wrapper, falls under the structural design pattern category. 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Known as the Wrapper</text:p>
                <text:p/>
                <text:p/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draw:name="Media object 4" draw:style-name="gr2" draw:layer="layout" svg:width="0.254cm" svg:height="0.254cm" svg:x="0.254cm" svg:y="0.254cm">
          <draw:plugin xlink:href="Media/s_0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1">Its primary intent is to bridge the gap between two incompatible interfaces.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Known as the Wrapper</text:p>
                <text:p/>
                <text:p/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Adapter Design Pattern using C#</text:p>
          </draw:text-box>
        </draw:frame>
        <draw:frame draw:name="Media object 5" draw:style-name="gr2" draw:layer="layout" svg:width="0.254cm" svg:height="0.254cm" svg:x="0.254cm" svg:y="0.254cm">
          <draw:plugin xlink:href="Media/s_0d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Essentially, this pattern involves creating a new </text:span><text:span text:style-name="T1">interface (the adapter) that allows an existing class </text:span><text:span text:style-name="T1">to work with other classes without modifying its </text:span><text:span text:style-name="T1">source code.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9.134cm" svg:x="-0.1cm" svg:y="3.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6" draw:style-name="gr2" draw:layer="layout" svg:width="0.254cm" svg:height="0.254cm" svg:x="0.254cm" svg:y="0.254cm">
          <draw:plugin xlink:href="../../../../../Desktop/Projects/CSharpStudy/Structural/Adapter/intro/s_Wh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7" draw:style-name="gr2" draw:layer="layout" svg:width="0.254cm" svg:height="0.254cm" svg:x="0.254cm" svg:y="0.254cm">
          <draw:plugin xlink:href="../../../../../Desktop/Projects/CSharpStudy/Structural/Adapter/intro/s_Wh1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8" draw:style-name="gr2" draw:layer="layout" svg:width="0.254cm" svg:height="0.254cm" svg:x="0.254cm" svg:y="0.254cm">
          <draw:plugin xlink:href="../../../../../Desktop/Projects/CSharpStudy/Structural/Adapter/intro/s_Wh1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The Adapter pattern provides a mechanism to make old systems work with new ones without having to make widespread changes.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9" draw:style-name="gr2" draw:layer="layout" svg:width="0.254cm" svg:height="0.254cm" svg:x="0.254cm" svg:y="0.254cm">
          <draw:plugin xlink:href="../../../../../Desktop/Projects/CSharpStudy/Structural/Adapter/intro/s_Wh2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**Promote Code Reusability**: C# developers might have libraries or components with functionalities that are essential but don't match the required system interface.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0" draw:style-name="gr2" draw:layer="layout" svg:width="0.254cm" svg:height="0.254cm" svg:x="0.254cm" svg:y="0.254cm">
          <draw:plugin xlink:href="../../../../../Desktop/Projects/CSharpStudy/Structural/Adapter/intro/s_Wh2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Instead of rewriting, they can adapt the existing component, promoting reusability.</text:span></text:p>
              <text:p><text:span text:style-name="T1"/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1" draw:style-name="gr2" draw:layer="layout" svg:width="0.254cm" svg:height="0.254cm" svg:x="0.254cm" svg:y="0.254cm">
          <draw:plugin xlink:href="../../../../../Desktop/Projects/CSharpStudy/Structural/Adapter/intro/s_Wh3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**Enhance Modularity**: The Adapter pattern promotes separation of concerns by ensuring that functionality and interface adaptation are separate.</text:span>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9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2" draw:style-name="gr2" draw:layer="layout" svg:width="0.254cm" svg:height="0.254cm" svg:x="0.254cm" svg:y="0.254cm">
          <draw:plugin xlink:href="../../../../../Desktop/Projects/CSharpStudy/Structural/Adapter/intro/s_Wh3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This results in a more modular and maintainable codebase.</text:span>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10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3" draw:style-name="gr2" draw:layer="layout" svg:width="0.254cm" svg:height="0.254cm" svg:x="0.254cm" svg:y="0.254cm">
          <draw:plugin xlink:href="../../../../../Desktop/Projects/CSharpStudy/Structural/Adapter/intro/s_Wh4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**Enhance Modularity**: The Adapter pattern promotes separation of concerns by ensuring that functionality and interface adaptation are separate.</text:span></text:p>
            </draw:text-box>
          </draw:frame>
        </presentation:notes>
      </draw:page>
      <draw:page draw:name="page14" draw:style-name="dp1" draw:master-page-name="Default" presentation:presentation-page-layout-name="AL1T1">
        <draw:frame presentation:style-name="pr11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4" draw:style-name="gr2" draw:layer="layout" svg:width="0.254cm" svg:height="0.254cm" svg:x="0.254cm" svg:y="0.254cm">
          <draw:plugin xlink:href="../../../../../Desktop/Projects/CSharpStudy/Structural/Adapter/intro/s_Wh4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Adapters can be used to mold these components into shapes that fit your system's requirements.</text:span></text:p>
            </draw:text-box>
          </draw:frame>
        </presentation:notes>
      </draw:page>
      <draw:page draw:name="page15" draw:style-name="dp1" draw:master-page-name="Default" presentation:presentation-page-layout-name="AL1T1">
        <draw:frame presentation:style-name="pr12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5" draw:style-name="gr2" draw:layer="layout" svg:width="0.254cm" svg:height="0.254cm" svg:x="0.254cm" svg:y="0.254cm">
          <draw:plugin xlink:href="../../../../../Desktop/Projects/CSharpStudy/Structural/Adapter/intro/s_Wh5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**Flexible System Evolution**: As systems evolve, newer interfaces or ways of doing things emerge</text:span>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13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6" draw:style-name="gr2" draw:layer="layout" svg:width="0.254cm" svg:height="0.254cm" svg:x="0.254cm" svg:y="0.254cm">
          <draw:plugin xlink:href="../../../../../Desktop/Projects/CSharpStudy/Structural/Adapter/intro/s_Wh5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The Adapter pattern allows developers to smoothly transition or incorporate new functionalities without disrupting existing workflows.</text:span></text:p>
            </draw:text-box>
          </draw:frame>
        </presentation:notes>
      </draw:page>
      <draw:page draw:name="page17" draw:style-name="dp1" draw:master-page-name="Default" presentation:presentation-page-layout-name="AL1T1">
        <draw:frame presentation:style-name="pr14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7" draw:style-name="gr2" draw:layer="layout" svg:width="0.254cm" svg:height="0.254cm" svg:x="0.254cm" svg:y="0.254cm">
          <draw:plugin xlink:href="../../../../../Desktop/Projects/CSharpStudy/Structural/Adapter/intro/s_Wh6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**Open/Closed Principle**: The Adapter pattern aligns well with the Open/Closed Principle, one of the SOLID principles, which states that software entities should be open for extension but closed for modification. </text:span>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15" draw:text-style-name="P6" draw:layer="layout" svg:width="25.199cm" svg:height="9.134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8" draw:style-name="gr2" draw:layer="layout" svg:width="0.254cm" svg:height="0.254cm" svg:x="0.254cm" svg:y="0.254cm">
          <draw:plugin xlink:href="../../../../../Desktop/Projects/CSharpStudy/Structural/Adapter/intro/s_Wh6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Using adapters, new behaviors can be introduced without altering existing code.</text:span></text:p>
            </draw:text-box>
          </draw:frame>
        </presentation:notes>
      </draw:page>
      <draw:page draw:name="page19" draw:style-name="dp1" draw:master-page-name="Default" presentation:presentation-page-layout-name="AL1T1">
        <draw:frame presentation:style-name="pr16" draw:text-style-name="P6" draw:layer="layout" svg:width="25.199cm" svg:height="11.811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</text:list-item>
              <text:list-item>
                <text:p text:style-name="P5"><text:span text:style-name="T4">Simplify Complex Interfaces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19" draw:style-name="gr2" draw:layer="layout" svg:width="0.254cm" svg:height="0.254cm" svg:x="0.254cm" svg:y="0.254cm">
          <draw:plugin xlink:href="../../../../../Desktop/Projects/CSharpStudy/Structural/Adapter/intro/s_Wh7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**Simplify Complex Interfaces**: Sometimes, interfaces can be complicated and challenging to work with. </text:span></text:p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17" draw:text-style-name="P6" draw:layer="layout" svg:width="25.199cm" svg:height="11.811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</text:list-item>
              <text:list-item>
                <text:p text:style-name="P5"><text:span text:style-name="T4">Simplify Complex Interfaces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20" draw:style-name="gr2" draw:layer="layout" svg:width="0.254cm" svg:height="0.254cm" svg:x="0.254cm" svg:y="0.254cm">
          <draw:plugin xlink:href="../../../../../Desktop/Projects/CSharpStudy/Structural/Adapter/intro/s_Wh7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An adapter can simplify these interfaces by providing a more convenient or streamlined way to interact with them, making it easier for other parts of the application to use.</text:span></text:p>
            </draw:text-box>
          </draw:frame>
        </presentation:notes>
      </draw:page>
      <draw:page draw:name="page21" draw:style-name="dp1" draw:master-page-name="Default" presentation:presentation-page-layout-name="AL1T1">
        <draw:frame presentation:style-name="pr18" draw:text-style-name="P6" draw:layer="layout" svg:width="25.199cm" svg:height="11.811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</text:list-item>
              <text:list-item>
                <text:p text:style-name="P5"><text:span text:style-name="T4">Simplify Complex Interfaces</text:span></text:p>
              </text:list-item>
              <text:list-item>
                <text:p text:style-name="P5"><text:span text:style-name="T4">Multiple Adapters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21" draw:style-name="gr2" draw:layer="layout" svg:width="0.254cm" svg:height="0.254cm" svg:x="0.254cm" svg:y="0.254cm">
          <draw:plugin xlink:href="../../../../../Desktop/Projects/CSharpStudy/Structural/Adapter/intro/s_Wh8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**Multiple Adapters**: For a single interface, multiple adapters can be designed to make it compatible with multiple systems. </text:span></text:p>
            </draw:text-box>
          </draw:frame>
        </presentation:notes>
      </draw:page>
      <draw:page draw:name="page22" draw:style-name="dp1" draw:master-page-name="Default" presentation:presentation-page-layout-name="AL1T1">
        <draw:frame presentation:style-name="pr19" draw:text-style-name="P6" draw:layer="layout" svg:width="25.199cm" svg:height="11.811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</text:list-item>
              <text:list-item>
                <text:p text:style-name="P5"><text:span text:style-name="T4">Simplify Complex Interfaces</text:span></text:p>
              </text:list-item>
              <text:list-item>
                <text:p text:style-name="P5"><text:span text:style-name="T4">Multiple Adapters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22" draw:style-name="gr2" draw:layer="layout" svg:width="0.254cm" svg:height="0.254cm" svg:x="0.254cm" svg:y="0.254cm">
          <draw:plugin xlink:href="../../../../../Desktop/Projects/CSharpStudy/Structural/Adapter/intro/s_Wh8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This provides flexibility in how an interface interacts with other parts of a system.</text:span></text:p>
            </draw:text-box>
          </draw:frame>
        </presentation:notes>
      </draw:page>
      <draw:page draw:name="page23" draw:style-name="dp1" draw:master-page-name="Default" presentation:presentation-page-layout-name="AL1T1">
        <draw:frame presentation:style-name="pr20" draw:text-style-name="P6" draw:layer="layout" svg:width="25.199cm" svg:height="11.811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</text:list-item>
              <text:list-item>
                <text:p text:style-name="P5"><text:span text:style-name="T4">Simplify Complex Interfaces</text:span></text:p>
              </text:list-item>
              <text:list-item>
                <text:p text:style-name="P5"><text:span text:style-name="T4">Multiple Adapters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23" draw:style-name="gr2" draw:layer="layout" svg:width="0.254cm" svg:height="0.254cm" svg:x="0.254cm" svg:y="0.254cm">
          <draw:plugin xlink:href="../../../../../Desktop/Projects/CSharpStudy/Structural/Adapter/intro/s_Wh9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In the context of C#, with its rich standard library and extensive ecosystem of third-party components, </text:span></text:p>
              <text:p><text:span text:style-name="T1">understanding the Adapter Design Pattern becomes crucial. </text:span></text:p>
              <text:p><text:span text:style-name="T1"/></text:p>
            </draw:text-box>
          </draw:frame>
        </presentation:notes>
      </draw:page>
      <draw:page draw:name="page24" draw:style-name="dp1" draw:master-page-name="Default" presentation:presentation-page-layout-name="AL1T1">
        <draw:frame presentation:style-name="pr21" draw:text-style-name="P6" draw:layer="layout" svg:width="25.199cm" svg:height="11.811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</text:list-item>
              <text:list-item>
                <text:p text:style-name="P5"><text:span text:style-name="T4">Simplify Complex Interfaces</text:span></text:p>
              </text:list-item>
              <text:list-item>
                <text:p text:style-name="P5"><text:span text:style-name="T4">Multiple Adapters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24" draw:style-name="gr2" draw:layer="layout" svg:width="0.254cm" svg:height="0.254cm" svg:x="0.254cm" svg:y="0.254cm">
          <draw:plugin xlink:href="../../../../../Desktop/Projects/CSharpStudy/Structural/Adapter/intro/s_Wh9b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7"><text:span text:style-name="T1">It offers a structured approach to ensure components and systems work in harmony, fostering integration, modularity, and maintainability. </text:span></text:p>
            </draw:text-box>
          </draw:frame>
        </presentation:notes>
      </draw:page>
      <draw:page draw:name="page25" draw:style-name="dp1" draw:master-page-name="Default" presentation:presentation-page-layout-name="AL1T1">
        <draw:frame presentation:style-name="pr22" draw:text-style-name="P6" draw:layer="layout" svg:width="25.199cm" svg:height="11.811cm" svg:x="1.905cm" svg:y="3.429cm" presentation:class="outline" presentation:user-transformed="true">
          <draw:text-box>
            <text:list text:style-name="L4">
              <text:list-item>
                <text:p text:style-name="P5"><text:span text:style-name="T4">Integrate Legacy Systems</text:span></text:p>
              </text:list-item>
              <text:list-item>
                <text:p text:style-name="P5"><text:span text:style-name="T4">Promote Code Reusability</text:span></text:p>
              </text:list-item>
              <text:list-item>
                <text:p text:style-name="P5"><text:span text:style-name="T4">Enhance Modularity</text:span></text:p>
              </text:list-item>
              <text:list-item>
                <text:p text:style-name="P5"><text:span text:style-name="T4">Expand Third-party Library Compatibility</text:span></text:p>
              </text:list-item>
              <text:list-item>
                <text:p text:style-name="P5"><text:span text:style-name="T4">Flexible System Evolution</text:span></text:p>
              </text:list-item>
              <text:list-item>
                <text:p text:style-name="P5"><text:span text:style-name="T4">Open/Closed Principle</text:span></text:p>
              </text:list-item>
              <text:list-item>
                <text:p text:style-name="P5"><text:span text:style-name="T4">Simplify Complex Interfaces</text:span></text:p>
              </text:list-item>
              <text:list-item>
                <text:p text:style-name="P5"><text:span text:style-name="T4">Multiple Adapters</text:span></text:p>
                <text:p text:style-name="P5"><text:span text:style-name="T4"/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<text:span text:style-name="T3">Why should C# programmers study the Adapter Design Pattern?</text:span></text:p>
          </draw:text-box>
        </draw:frame>
        <draw:frame draw:name="Media object 25" draw:style-name="gr2" draw:layer="layout" svg:width="0.254cm" svg:height="0.254cm" svg:x="0.254cm" svg:y="0.254cm">
          <draw:plugin xlink:href="../../../../../Desktop/Projects/CSharpStudy/Structural/Adapter/intro/s_Wh9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By mastering this pattern, C# developers can build adaptable and resilient software architectur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EEF01B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0:16:27.558990148</meta:creation-date>
    <meta:generator>LibreOffice/24.2.7.2$Linux_X86_64 LibreOffice_project/420$Build-2</meta:generator>
    <dc:date>2026-01-29T20:52:10.893819073</dc:date>
    <meta:editing-duration>PT3H53M56S</meta:editing-duration>
    <meta:editing-cycles>8</meta:editing-cycles>
    <meta:document-statistic meta:object-count="153"/>
  </office:meta>
</office:document-meta>
</file>